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0d467" officeooo:paragraph-rsid="0000d467" style:font-size-asian="15pt" style:font-size-complex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blic class ShenxiaoDemo {</text:p>
      <text:p text:style-name="P1"/>
      <text:p text:style-name="P1"><text:tab/>/**</text:p>
      <text:p text:style-name="P1"><text:tab/> * @param args</text:p>
      <text:p text:style-name="P1"><text:tab/> */</text:p>
      <text:p text:style-name="P1"><text:tab/>public static void main(String[] args) {</text:p>
      <text:p text:style-name="P1"><text:tab/><text:tab/>Basket basket=new Basket();</text:p>
      <text:p text:style-name="P1"><text:tab/><text:tab/>sheng s=new sheng(basket);</text:p>
      <text:p text:style-name="P1"><text:tab/><text:tab/>xiao <text:s/>x=new xiao(basket);</text:p>
      <text:p text:style-name="P1"><text:tab/><text:tab/>s.start();</text:p>
      <text:p text:style-name="P1"><text:tab/><text:tab/>x.start();</text:p>
      <text:p text:style-name="P1"/>
      <text:p text:style-name="P1"><text:tab/>}</text:p>
      <text:p text:style-name="P1"/>
      <text:p text:style-name="P1">}</text:p>
      <text:p text:style-name="P1">class xiao extends Thread{</text:p>
      <text:p text:style-name="P1"><text:tab/>private Basket basket=null;</text:p>
      <text:p text:style-name="P1"/>
      <text:p text:style-name="P1"><text:tab/>public xiao(Basket basket) {</text:p>
      <text:p text:style-name="P1"><text:tab/><text:tab/>super();</text:p>
      <text:p text:style-name="P1"><text:tab/><text:tab/>this.basket = basket;</text:p>
      <text:p text:style-name="P1"><text:tab/>}</text:p>
      <text:p text:style-name="P1"><text:tab/>@Override</text:p>
      <text:p text:style-name="P1"><text:tab/>public void run() {</text:p>
      <text:p text:style-name="P1"><text:tab/> <text:s text:c="2"/>basket.popApple();</text:p>
      <text:p text:style-name="P1"><text:tab/>}</text:p>
      <text:p text:style-name="P1">}</text:p>
      <text:p text:style-name="P1">class sheng extends Thread{</text:p>
      <text:p text:style-name="P1"><text:tab/>private Basket basket=null;</text:p>
      <text:p text:style-name="P1"/>
      <text:p text:style-name="P1"><text:tab/>public <text:s/>sheng(Basket basket) {</text:p>
      <text:p text:style-name="P1"><text:tab/><text:tab/>super();</text:p>
      <text:p text:style-name="P1"><text:tab/><text:tab/>this.basket = basket;</text:p>
      <text:p text:style-name="P1"><text:tab/>}</text:p>
      <text:p text:style-name="P1"><text:tab/>@Override</text:p>
      <text:p text:style-name="P1"><text:tab/>public void run() {</text:p>
      <text:p text:style-name="P1"><text:tab/> <text:s text:c="2"/>basket.pushApple();</text:p>
      <text:p text:style-name="P1"><text:tab/>}</text:p>
      <text:p text:style-name="P1">}</text:p>
      <text:p text:style-name="P1">class Basket{</text:p>
      <text:p text:style-name="P1"><text:tab/>private LinkedList&lt;Apple&gt; basket=new LinkedList&lt;Apple&gt;();</text:p>
      <text:p text:style-name="P1"><text:tab/>//放4轮苹果</text:p>
      <text:p text:style-name="P1"><text:soft-page-break/><text:tab/>public synchronized void pushApple(){</text:p>
      <text:p text:style-name="P1"><text:tab/><text:tab/>for(int i=0;i&lt;20;i++){</text:p>
      <text:p text:style-name="P1"><text:tab/><text:tab/><text:tab/>Apple apple=new Apple(i);</text:p>
      <text:p text:style-name="P1"><text:tab/><text:tab/><text:tab/>push(apple);</text:p>
      <text:p text:style-name="P1"><text:tab/><text:tab/>}</text:p>
      <text:p text:style-name="P1"><text:tab/>}</text:p>
      <text:p text:style-name="P1"><text:tab/>public synchronized void popApple(){</text:p>
      <text:p text:style-name="P1"><text:tab/><text:tab/>for(int i=0;i&lt;20;i++){</text:p>
      <text:p text:style-name="P1"><text:tab/><text:tab/><text:tab/>Apple apple=new Apple(i);</text:p>
      <text:p text:style-name="P1"><text:tab/><text:tab/><text:tab/>pop(apple);</text:p>
      <text:p text:style-name="P1"><text:tab/><text:tab/>}</text:p>
      <text:p text:style-name="P1"><text:tab/>}</text:p>
      <text:p text:style-name="P1"><text:tab/>private void push(Apple apple){</text:p>
      <text:p text:style-name="P1"><text:tab/><text:tab/>//当篮子中存放5个苹果就等待并通知消费者</text:p>
      <text:p text:style-name="P1"><text:tab/><text:tab/>if(basket.size()==5){</text:p>
      <text:p text:style-name="P1"><text:tab/><text:tab/><text:tab/>try {</text:p>
      <text:p text:style-name="P1"><text:tab/><text:tab/><text:tab/><text:tab/>wait();</text:p>
      <text:p text:style-name="P1"><text:tab/><text:tab/><text:tab/>} catch (InterruptedException e) {</text:p>
      <text:p text:style-name="P1"><text:tab/><text:tab/><text:tab/><text:tab/>// TODO Auto-generated catch block</text:p>
      <text:p text:style-name="P1"><text:tab/><text:tab/><text:tab/><text:tab/>e.printStackTrace();</text:p>
      <text:p text:style-name="P1"><text:tab/><text:tab/><text:tab/>}//等待并释放当前对象锁</text:p>
      <text:p text:style-name="P1"><text:tab/><text:tab/>}</text:p>
      <text:p text:style-name="P1"><text:tab/><text:tab/>try {</text:p>
      <text:p text:style-name="P1"><text:tab/><text:tab/><text:tab/>Thread.sleep(500);</text:p>
      <text:p text:style-name="P1"><text:tab/><text:tab/><text:tab/></text:p>
      <text:p text:style-name="P1"><text:tab/><text:tab/>} catch (InterruptedException e) {</text:p>
      <text:p text:style-name="P1"><text:tab/><text:tab/><text:tab/>// TODO Auto-generated catch block</text:p>
      <text:p text:style-name="P1"><text:tab/><text:tab/><text:tab/>e.printStackTrace();</text:p>
      <text:p text:style-name="P1"><text:tab/><text:tab/>}</text:p>
      <text:p text:style-name="P1"><text:tab/><text:tab/>basket.addFirst(apple);</text:p>
      <text:p text:style-name="P1"><text:tab/><text:tab/>System.out.println("存放"+apple.toString());</text:p>
      <text:p text:style-name="P1"><text:tab/><text:tab/>notify();//通知消费者</text:p>
      <text:p text:style-name="P1"><text:tab/>}</text:p>
      <text:p text:style-name="P1"><text:tab/>private void pop(Apple apple){</text:p>
      <text:p text:style-name="P1"><text:tab/><text:tab/>//当篮子中存苹果为0并通知消费者</text:p>
      <text:p text:style-name="P1"><text:tab/><text:tab/>if(basket.size()==0){</text:p>
      <text:p text:style-name="P1"><text:tab/><text:tab/><text:tab/>try {</text:p>
      <text:p text:style-name="P1"><text:tab/><text:tab/><text:tab/><text:tab/>wait();</text:p>
      <text:p text:style-name="P1"><text:tab/><text:tab/><text:tab/>} catch (InterruptedException e) {</text:p>
      <text:p text:style-name="P1"><text:tab/><text:tab/><text:tab/><text:tab/>// TODO Auto-generated catch block</text:p>
      <text:p text:style-name="P1"><text:tab/><text:tab/><text:tab/><text:tab/>e.printStackTrace();</text:p>
      <text:p text:style-name="P1"><text:tab/><text:tab/><text:tab/>}//等待并释放当前对象锁</text:p>
      <text:p text:style-name="P1"><text:soft-page-break/><text:tab/><text:tab/>}</text:p>
      <text:p text:style-name="P1"><text:tab/><text:tab/>try {</text:p>
      <text:p text:style-name="P1"><text:tab/><text:tab/><text:tab/>Thread.sleep(500);</text:p>
      <text:p text:style-name="P1"><text:tab/><text:tab/><text:tab/></text:p>
      <text:p text:style-name="P1"><text:tab/><text:tab/>} catch (InterruptedException e) {</text:p>
      <text:p text:style-name="P1"><text:tab/><text:tab/><text:tab/>// TODO Auto-generated catch block</text:p>
      <text:p text:style-name="P1"><text:tab/><text:tab/><text:tab/>e.printStackTrace();</text:p>
      <text:p text:style-name="P1"><text:tab/><text:tab/>}</text:p>
      <text:p text:style-name="P1"><text:tab/><text:tab/>Apple apple1=basket.removeFirst();</text:p>
      <text:p text:style-name="P1"><text:tab/><text:tab/>System.out.println("吃掉"+apple1.toString());</text:p>
      <text:p text:style-name="P1"><text:tab/><text:tab/>notify();//通知生产者</text:p>
      <text:p text:style-name="P1"><text:tab/>}</text:p>
      <text:p text:style-name="P1">}</text:p>
      <text:p text:style-name="P1">//苹果类</text:p>
      <text:p text:style-name="P1">class Apple{</text:p>
      <text:p text:style-name="P1"><text:tab/>private int id;</text:p>
      <text:p text:style-name="P1"><text:tab/>public Apple(int id){</text:p>
      <text:p text:style-name="P1"><text:tab/><text:tab/>this.id=id;</text:p>
      <text:p text:style-name="P1"><text:tab/>}</text:p>
      <text:p text:style-name="P1"><text:tab/>@Override</text:p>
      <text:p text:style-name="P1"><text:tab/>public String toString() {</text:p>
      <text:p text:style-name="P1"><text:tab/><text:tab/>return "苹果:"+(id+1);</text:p>
      <text:p text:style-name="P1"><text:tab/>}</text:p>
      <text:p text:style-name="P1"><text:tab/>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S</meta:editing-duration>
    <meta:editing-cycles>3</meta:editing-cycles>
    <meta:generator>LibreOffice/5.3.0.3$Windows_X86_64 LibreOffice_project/7074905676c47b82bbcfbea1aeefc84afe1c50e1</meta:generator>
    <dc:date>2018-01-06T11:12:06.502000000</dc:date>
    <meta:document-statistic meta:table-count="0" meta:image-count="0" meta:object-count="0" meta:page-count="3" meta:paragraph-count="104" meta:word-count="292" meta:character-count="1858" meta:non-whitespace-character-count="1558"/>
    <meta:user-defined meta:name="Info 1"/>
    <meta:user-defined meta:name="Info 2"/>
    <meta:user-defined meta:name="Info 3"/>
    <meta:user-defined meta:name="Info 4"/>
  </office:meta>
</office:document-meta>
</file>